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A6B000043B301A9C2E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padding="0.049cm" fo:border="0.002cm solid #000000" style:shadow="none"/>
    </style:style>
    <style:style style:name="P3" style:family="paragraph" style:parent-style-name="Standard">
      <style:paragraph-properties fo:padding="0.049cm" fo:border="0.002cm solid #000000" style:shadow="none"/>
      <style:text-properties fo:font-weight="bold" style:font-weight-asian="bold" style:font-weight-complex="bold"/>
    </style:style>
    <style:style style:name="P4" style:family="paragraph" style:parent-style-name="Standard">
      <style:paragraph-properties fo:padding="0.049cm" fo:border="0.002cm solid #000000"/>
      <style:text-properties fo:font-weight="bold" style:font-weight-asian="bold" style:font-weight-complex="bold"/>
    </style:style>
    <style:style style:name="P5" style:family="paragraph" style:parent-style-name="Standard">
      <style:paragraph-properties fo:padding="0.049cm" fo:border="0.002cm solid #000000" style:shadow="none"/>
    </style:style>
    <style:style style:name="P6" style:family="paragraph" style:parent-style-name="Standard">
      <style:paragraph-properties fo:padding="0.049cm" fo:border="0.002cm solid #000000" style:shadow="none"/>
      <style:text-properties fo:font-weight="bold" style:font-weight-asian="bold" style:font-weight-complex="bold"/>
    </style:style>
    <style:style style:name="P7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3214*" fo:start-indent="0cm" fo:end-indent="0cm"/>
          <style:column style:rel-width="6424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zwa projektu: <text:span text:style-name="T1">System rezerwacji hoteli.</text:span></text:p>
      <text:p text:style-name="Standard"/>
      <text:p text:style-name="Standard">Zespół:</text:p>
      <text:p text:style-name="Standard"/>
      <text:p text:style-name="Standard">Mateusz Miotk (mmiotk@sigma.ug.edu.pl)</text:p>
      <text:p text:style-name="Standard">Michał Kulesz ()</text:p>
      <text:p text:style-name="Standard">Sylwia Kaczmarczyk ()</text:p>
      <text:p text:style-name="Standard"/>
      <text:p text:style-name="Standard">Cele i założenia projektu:</text:p>
      <text:p text:style-name="Standard"/>
      <text:p text:style-name="Standard">System ma za zadanie scalenie w jednym punkcie wielu hoteli z rożnych miejscowości w celu usprawnienia wyszukiwania przez klientów oraz zwiększenia wyboru (ograniczenia monopolu na rynku hotelarskim) i możliwości planowania pobytu w danym obiekcie.</text:p>
      <text:p text:style-name="Standard"/>
      <text:p text:style-name="Standard">I.Opis wymagań funkcjonalnych:</text:p>
      <text:section text:style-name="Sect1" text:name="Sekcja1">
        <text:p text:style-name="P4">Nazwa Funkcji</text:p>
        <text:p text:style-name="P4">Zarejestrowanie hotelu</text:p>
      </text:section>
      <text:section text:style-name="Sect1" text:name="Sekcja2">
        <text:p text:style-name="P2">Opis</text:p>
        <text:p text:style-name="P2"/>
        <text:p text:style-name="P2"/>
        <text:p text:style-name="P2">Funkcja pozwala zarejestrować hotel użytkownikowi zalogowanemu jako właściciel hotelu lub osoby do tego upoważnionej.</text:p>
      </text:section>
      <text:section text:style-name="Sect1" text:name="Sekcja3">
        <text:p text:style-name="P2">Dane wejściowe</text:p>
        <text:p text:style-name="P2"/>
        <text:p text:style-name="P2"/>
        <text:p text:style-name="P2">Informacje o hotelu czyli m.in. nazwa, adres, kontakt,informacja <text:s/>krótki opis itd. oraz informacje o właścicielu m.in. imię,nazwisko, adres, NIP itd.</text:p>
      </text:section>
      <text:section text:style-name="Sect1" text:name="Sekcja4">
        <text:p text:style-name="P2">Źródło danych wejściowych<text:tab/></text:p>
        <text:p text:style-name="P2"/>
        <text:p text:style-name="P2">Formularz na stronie internetowej wypełniane przez właściciela hotelu lub osoby do tego upoważnionej.</text:p>
      </text:section>
      <text:section text:style-name="Sect1" text:name="Sekcja5">
        <text:p text:style-name="P2">Wynik czyli dane wyjściowe</text:p>
        <text:p text:style-name="P2"/>
        <text:p text:style-name="P2">Formularz, będący źródłem danych wejścioweych funkcji weryfikacji.</text:p>
      </text:section>
      <text:section text:style-name="Sect1" text:name="Sekcja6">
        <text:p text:style-name="P2">Efekty uboczne</text:p>
        <text:p text:style-name="P2">Brak.</text:p>
      </text:section>
      <text:section text:style-name="Sect1" text:name="Sekcja7">
        <text:p text:style-name="P2">Powód</text:p>
        <text:p text:style-name="P2">Brak.</text:p>
      </text:section>
      <text:p text:style-name="Standard"/>
      <text:section text:style-name="Sect1" text:name="Sekcja14">
        <text:p text:style-name="P3">Nazwa Funkcji</text:p>
        <text:p text:style-name="P3">Weryfikacja hotelu.</text:p>
      </text:section>
      <text:section text:style-name="Sect1" text:name="Sekcja8">
        <text:p text:style-name="P2">Opis</text:p>
        <text:p text:style-name="P2"><text:tab/></text:p>
        <text:p text:style-name="P2"/>
        <text:p text:style-name="P2">Funkcja sprawdza poprawność danych oraz ich istnienie podanych w formularzu rejestracji. Wykonywane jest to przez użytkownika o roli weryfikatora. </text:p>
      </text:section>
      <text:section text:style-name="Sect1" text:name="Sekcja9">
        <text:p text:style-name="P2">Dane wejściowe</text:p>
        <text:p text:style-name="P2"/>
        <text:p text:style-name="P2"/>
        <text:p text:style-name="P2">Informacje o hotelu czyli m.in. nazwa, adres, kontakt,informacja <text:s/>krótki opis itd. oraz informacje o właścicielu m.in. imię,nazwisko, adres, NIP itd.</text:p>
      </text:section>
      <text:section text:style-name="Sect1" text:name="Sekcja10">
        <text:p text:style-name="P2">Źródło danych wejściowych<text:tab/></text:p>
        <text:p text:style-name="P2"/>
        <text:p text:style-name="P2">Formularz na stronie internetowej wypełniane przez właściciela hotelu lub osoby do tego upoważnionej.</text:p>
      </text:section>
      <text:section text:style-name="Sect1" text:name="Sekcja11">
        <text:p text:style-name="P2">Wynik czyli dane wyjściowe</text:p>
        <text:p text:style-name="P2"/>
        <text:p text:style-name="P2"/>
        <text:p text:style-name="P2">Informacja czy hotel przeszedł weryfikacje. Jeśli tak to hotel jest zarejestrowany w systemie. Jeżeli nie to podany jest powód odrzucenia rejestracji.</text:p>
      </text:section>
      <text:section text:style-name="Sect1" text:name="Sekcja12">
        <text:p text:style-name="P2">Efekty uboczne</text:p>
        <text:p text:style-name="P2">Brak.</text:p>
      </text:section>
      <text:p text:style-name="P2">Powód</text:p>
      <text:p text:style-name="P2">Brak.</text:p>
      <text:p text:style-name="Standard"/>
      <text:p text:style-name="Standard"/>
      <text:p text:style-name="Standard"/>
      <text:p text:style-name="Standard"><text:soft-page-break/></text:p>
      <text:section text:style-name="Sect1" text:name="Sekcja15">
        <text:p text:style-name="P3">Nazwa Funkcji</text:p>
        <text:p text:style-name="P3">Wyszukanie hotelu</text:p>
      </text:section>
      <text:section text:style-name="Sect1" text:name="Sekcja16">
        <text:p text:style-name="P2">Opis</text:p>
        <text:p text:style-name="P2"><text:tab/></text:p>
        <text:p text:style-name="P2">Funkcja wykorzystując dane podane przez użytkownika wyświetli listę hoteli, pasujące do zapytania użytkownika.</text:p>
      </text:section>
      <text:section text:style-name="Sect1" text:name="Sekcja17">
        <text:p text:style-name="P2">Dane wejściowe</text:p>
        <text:p text:style-name="P2"/>
        <text:p text:style-name="P2"/>
        <text:p text:style-name="P2">Informacje od użytkownika na temat szukanego hotelu:nazwa(opcjonalnie),położenie(miejscowość, województwo, gmina, powiat), ranking (opcjonalnie)</text:p>
      </text:section>
      <text:section text:style-name="Sect1" text:name="Sekcja18">
        <text:p text:style-name="P2">Źródło danych wejściowych<text:tab/></text:p>
        <text:p text:style-name="P2">Formularz na stronie internetowej wypełniane przez użytkownika </text:p>
      </text:section>
      <text:section text:style-name="Sect1" text:name="Sekcja19">
        <text:p text:style-name="P2">Wynik czyli dane wyjściowe</text:p>
        <text:p text:style-name="P2">Lista hoteli pasujących do kryteriów użytkownika.</text:p>
      </text:section>
      <text:section text:style-name="Sect1" text:name="Sekcja20">
        <text:p text:style-name="P2">Efekty uboczne</text:p>
        <text:p text:style-name="P2">Nie znalezienie hotelu.</text:p>
      </text:section>
      <text:section text:style-name="Sect1" text:name="Sekcja21">
        <text:p text:style-name="P2">Powód</text:p>
        <text:p text:style-name="P2">Zbyt mało podanych danych przez użytkownika.</text:p>
      </text:section>
      <text:p text:style-name="Standard"/>
      <text:p text:style-name="Standard"/>
      <text:p text:style-name="Standard"/>
      <text:p text:style-name="Standard">II.Opis wymagań niefunkcjonalnych:</text:p>
      <text:p text:style-name="Standard"><text:tab/>1.System powinien generować statystyki hotelu w jakimś formacie używanego pakietu biurowego.</text:p>
      <text:p text:style-name="Standard"/>
      <text:p text:style-name="Standard"/>
      <text:p text:style-name="Standard"/>
      <text:p text:style-name="Standard"/>
      <text:p text:style-name="Standard">III.Model systemu:</text:p>
      <text:p text:style-name="Standard"/>
      <text:p text:style-name="Standard"><draw:frame draw:style-name="fr1" draw:name="grafika1" text:anchor-type="paragraph" svg:width="19.001cm" svg:height="15.672cm" draw:z-index="0"><draw:image xlink:href="Pictures/2000000700004A6B000043B301A9C2E8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V.Słownik pojęć:</text:p>
      <text:list xml:id="list40172836" text:style-name="L1">
        <text:list-item>
          <text:p text:style-name="P7"><text:span text:style-name="T1">Właściciel hotelu</text:span> lub <text:span text:style-name="T1">osoba uprawniona do tej roli</text:span> – użytkownicy, którzy mogą <text:soft-page-break/>zarejestrować dany hotel,usunąć go edytować. Poza tym mają prawa sprawdzenia ocen oraz statystyki.</text:p>
        </text:list-item>
        <text:list-item>
          <text:p text:style-name="P7"><text:span text:style-name="T1">Rejestracja hotelu</text:span> – proces rejestracji, który powinien skończyć się weryfikacją podanych przez użytkownika (danych).</text:p>
        </text:list-item>
        <text:list-item>
          <text:p text:style-name="P7"><text:span text:style-name="T1">Weryfikacja hotelu</text:span> – proces, który odbywa się po rejestracji. <text:span text:style-name="T1">Weryfikator</text:span> ma za zadanie sprawdzenie danych hotelu. Ich poprawności i prawdziwości ich istnienia.</text:p>
        </text:list-item>
        <text:list-item>
          <text:p text:style-name="P7"><text:span text:style-name="T1">Weryfikator</text:span> – osoba mająca za zadanie poprawne przebieganie procesu <text:span text:style-name="T1">weryfikacyjnego hotelu.</text:span></text:p>
        </text:list-item>
        <text:list-item>
          <text:p text:style-name="P7"><text:span text:style-name="T1">Pracownik hotelu</text:span> – osoba, która ma za zadanie potwierdzanie rezerwacji przez klienta.</text:p>
        </text:list-item>
        <text:list-item>
          <text:p text:style-name="P7"><text:span text:style-name="T1">Administrator systemu </text:span>– osoba będąca mieć możliwości konserwacji i utrzymania systemu, dokonywania napraw, wynikające z nieuwagi użytkowników.</text:p>
        </text:list-item>
        <text:list-item>
          <text:p text:style-name="P7"><text:span text:style-name="T1">Klient (gość) </text:span>– osoba mająca tylko prawa znalezienia hotelu (bez możliwości rezerwacji).</text:p>
        </text:list-item>
        <text:list-item>
          <text:p text:style-name="P7"><text:span text:style-name="T1">Klient (zarejestrowany)</text:span> – osoba mająca prawa: znalezienie hotelu, dokonania rezerwacji,potwierdzenia rezerwacji, dokonywanie ocen hotelu</text:p>
        </text:list-item>
        <text:list-item>
          <text:p text:style-name="P7"><text:span text:style-name="T1">Rezerwacja miejsca</text:span> – proces, który odbywa się dwuetapowo:Wybieranie miejsca oraz daty przez Klienta, później dokonanie <text:span text:style-name="T1">potwierdzenia rezerwacji.</text:span></text:p>
        </text:list-item>
        <text:list-item>
          <text:p text:style-name="P7"><text:span text:style-name="T1">Potwierdzenie rezerwacji</text:span> – proces który po wyszukaniu rezerwacji przez klienta pracownik hotelu powinien przyjąć (drogą telefoniczną lub mailową).</text:p>
        </text:list-item>
        <text:list-item>
          <text:p text:style-name="P7"><text:span text:style-name="T1">Edycja Hotelu </text:span>– proces tylko dla właścicieli hotelu. Pozwala zmienić dane.</text:p>
        </text:list-item>
        <text:list-item>
          <text:p text:style-name="P7"><text:span text:style-name="T1">Autoryzacja oceny/opinii hotelu</text:span> – proces, który powinien sprawdzić czy klient wystawiający ocenę w ogóle miał jakiekolwiek rezerwację w danym hotelu.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5T19:11:35.16</meta:creation-date>
    <dc:date>2012-11-05T20:03:22.11</dc:date>
    <meta:editing-duration>PT1H8M2S</meta:editing-duration>
    <meta:editing-cycles>5</meta:editing-cycles>
    <meta:generator>OpenOffice.org/3.3$Win32 OpenOffice.org_project/330m20$Build-9567</meta:generator>
    <meta:document-statistic meta:table-count="0" meta:image-count="1" meta:object-count="0" meta:page-count="4" meta:paragraph-count="68" meta:word-count="508" meta:character-count="3923"/>
  </office:meta>
</office:document-meta>
</file>